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Liberation Sans1" svg:font-family="'Liberation Sans'" style:font-family-generic="roman"/>
    <style:font-face style:name="Lohit Hindi" svg:font-family="'Lohit Hindi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P4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Lohit Hindi" fo:font-size="11pt" fo:font-style="normal" fo:text-shadow="none" style:text-underline-style="none" fo:font-weight="normal" officeooo:rsid="0009d7eb" officeooo:paragraph-rsid="0009d7eb" style:font-size-asian="11pt" style:font-style-asian="normal" style:font-weight-asian="normal" style:text-emphasize="none"/>
    </style:style>
    <style:style style:name="P5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Lohit Hindi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1" style:family="text"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style:font-name="Liberation Sans1" fo:font-size="11pt" fo:font-style="normal" fo:text-shadow="none" style:text-underline-style="none" style:font-size-asian="11pt" style:font-style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1" fo:font-size="11pt" fo:font-style="normal" fo:text-shadow="none" style:text-underline-style="none" officeooo:rsid="00074f1a" style:font-size-asian="11pt" style:font-style-asian="normal" style:text-emphasize="none"/>
    </style:style>
    <style:style style:name="T4" style:family="text">
      <style:text-properties style:text-outline="false" style:text-line-through-style="none" style:text-line-through-type="none" style:font-name="Lohit Hindi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5" style:family="text">
      <style:text-properties officeooo:rsid="000a44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A</text:span><text:span text:style-name="T2">. ICABME2013</text:span></text:p>
      <text:p text:style-name="P3"><text:tab/>i. 1st Paragraph done.</text:p>
      <text:p text:style-name="P1"><text:span text:style-name="T1">ii. 2nd Paragraph DONE. (section 2.2.1 </text:span><text:span text:style-name="T4">Microscope)</text:span></text:p>
      <text:p text:style-name="P4">iii. Image Analysis , Segmentation, measurement, data analyis section</text:p>
      <text:p text:style-name="P4">Next: <text:span text:style-name="T5">Revise the segmentation chapter, correct dimensions &amp; citations.</text:span></text:p>
      <text:p text:style-name="P5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2" svg:font-family="'Lohit Hindi'"/>
    <style:font-face style:name="Liberation Sans1" svg:font-family="'Liberation Sans'" style:font-family-generic="roman"/>
    <style:font-face style:name="Lohit Hindi" svg:font-family="'Lohit Hindi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126in" style:writing-mode="lr-tb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amed Tleis</meta:initial-creator>
    <meta:creation-date>2014-06-05T11:08:56.372334899</meta:creation-date>
    <dc:date>2014-08-06T16:19:05.315472790</dc:date>
    <dc:creator>Mohamed Tleis</dc:creator>
    <meta:editing-duration>P0D</meta:editing-duration>
    <meta:editing-cycles>3</meta:editing-cycles>
    <meta:generator>LibreOffice/4.2.5.2$Linux_X86_64 LibreOffice_project/420m0$Build-2</meta:generator>
    <meta:document-statistic meta:table-count="0" meta:image-count="0" meta:object-count="0" meta:page-count="1" meta:paragraph-count="5" meta:word-count="31" meta:character-count="225" meta:non-whitespace-character-count="198"/>
  </office:meta>
</office:document-meta>
</file>